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6b83" officeooo:paragraph-rsid="00056b83"/>
    </style:style>
    <style:style style:name="P2" style:family="paragraph" style:parent-style-name="Standard">
      <style:paragraph-properties fo:text-align="justify" style:justify-single-word="false"/>
      <style:text-properties officeooo:rsid="00056b83" officeooo:paragraph-rsid="00056b83"/>
    </style:style>
    <style:style style:name="P3" style:family="paragraph" style:parent-style-name="Standard">
      <style:paragraph-properties fo:text-align="justify" style:justify-single-word="false"/>
      <style:text-properties officeooo:rsid="00056b83" officeooo:paragraph-rsid="0005bf99"/>
    </style:style>
    <style:style style:name="P4" style:family="paragraph" style:parent-style-name="Standard">
      <style:paragraph-properties fo:text-align="justify" style:justify-single-word="false"/>
      <style:text-properties officeooo:rsid="0005bf99" officeooo:paragraph-rsid="0005bf99"/>
    </style:style>
    <style:style style:name="P5" style:family="paragraph" style:parent-style-name="Standard">
      <style:paragraph-properties fo:text-align="justify" style:justify-single-word="false"/>
      <style:text-properties officeooo:paragraph-rsid="0005bf99"/>
    </style:style>
    <style:style style:name="P6" style:family="paragraph" style:parent-style-name="Standard">
      <style:paragraph-properties fo:text-align="center" style:justify-single-word="false"/>
      <style:text-properties officeooo:paragraph-rsid="00056b83"/>
    </style:style>
    <style:style style:name="P7" style:family="paragraph" style:parent-style-name="Standard">
      <style:paragraph-properties fo:text-align="justify" style:justify-single-word="false"/>
      <style:text-properties officeooo:paragraph-rsid="000990c4"/>
    </style:style>
    <style:style style:name="T1" style:family="text">
      <style:text-properties officeooo:rsid="0005bf99"/>
    </style:style>
    <style:style style:name="T2" style:family="text">
      <style:text-properties officeooo:rsid="00076db0"/>
    </style:style>
    <style:style style:name="T3" style:family="text">
      <style:text-properties officeooo:rsid="00084909"/>
    </style:style>
    <style:style style:name="T4" style:family="text">
      <style:text-properties officeooo:rsid="00056b83"/>
    </style:style>
    <style:style style:name="T5" style:family="text">
      <style:text-properties officeooo:rsid="00089880"/>
    </style:style>
    <style:style style:name="T6" style:family="text">
      <style:text-properties officeooo:rsid="0008e33a"/>
    </style:style>
    <style:style style:name="T7" style:family="text">
      <style:text-properties officeooo:rsid="000990c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Opšte napomene uz završni eksperiment 20</text:span><text:span text:style-name="T2">2</text:span><text:span text:style-name="T6">1</text:span><text:span text:style-name="T2">/</text:span><text:span text:style-name="T5">2</text:span><text:span text:style-name="T6">2</text:span><text:span text:style-name="T4">.</text:span></text:p>
      <text:p text:style-name="P1"/>
      <text:p text:style-name="P1"/>
      <text:p text:style-name="P2">Završni eksperiment se radi u laboratoriji 54B, pod operativnim sistemom Ubuntu. Potrebno je elementarno poznavanje rada u njemu – pozivanje terminala, rada s direktorijumima i datotekama, kao i rada u alatima python i GNU Octave.</text:p>
      <text:p text:style-name="P2"/>
      <text:p text:style-name="P7"><text:span text:style-name="T7">E</text:span><text:span text:style-name="T3">ksperimenti se rade samostalno </text:span><text:span text:style-name="T7">i za njihovo izvršavanje</text:span><text:span text:style-name="T4"> </text:span><text:span text:style-name="T7">u</text:span><text:span text:style-name="T4"> laboratoriji na raspolaganju je 1,5 h. </text:span><text:span text:style-name="T1">Dozvoljeno je koristiti štampanu i elektronsku literaturu, ali je zabranjeno koristiti tuđe rezultate.</text:span></text:p>
      <text:p text:style-name="P3"/>
      <text:p text:style-name="P2">Po obavljenom eksperimentu, a u okviru termina, treba izraditi izveštaj, u programu LibreOffice Writer i odštampati ga. Štampač <text:span text:style-name="T2">i papir</text:span> ćete imati na raspolaganju.</text:p>
      <text:p text:style-name="P2"/>
      <text:p text:style-name="P4">Nakon što dežurni bude pogledao rezultate, s računara treba da obrišete sve tragove svog rada.</text:p>
      <text:p text:style-name="P1"/>
      <text:p text:style-name="P3">Imajući u vidu trajanje termina, više je nego poželjno pripremiti se i kod kuće uraditi sve ono što nije direktno vezano za pristup laboratorijskoj opremi. U zavisnosti od raspoloživosti prostora i vremena, zainteresovanima će se omogućiti proba i debagovanje programa.</text:p>
      <text:p text:style-name="P3"/>
      <text:p text:style-name="P5"><text:span text:style-name="T1">Ocena koja se bude formirala na osnovu poena ostvarenih na završnom eksperimentu upisuje se u </text:span><text:span text:style-name="T6">redovnom ispitnom</text:span><text:span text:style-name="T1"> roku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oto Sans CJK SC Regular" style:font-size-asian="10.5pt" style:language-asian="zxx" style:country-asian="none" style:font-name-complex="Lohit Devanagari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zxx" fo:country="none" style:letter-kerning="true" style:font-name-asian="Noto Sans CJK SC Regular" style:font-size-asian="10.5pt" style:language-asian="zxx" style:country-asian="none" style:font-name-complex="Lohit Devanagari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2-15T11:48:18.453875233</meta:creation-date>
    <dc:date>2021-12-18T16:38:56.612097711</dc:date>
    <meta:editing-duration>PT13M45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7" meta:word-count="165" meta:character-count="1119" meta:non-whitespace-character-count="960"/>
  </office:meta>
</office:document-meta>
</file>